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058cm" fo:text-align="center" style:justify-single-word="false" fo:text-indent="0cm" style:auto-text-indent="false">
        <style:tab-stops>
          <style:tab-stop style:position="3.81cm"/>
          <style:tab-stop style:position="7.325cm" style:type="center"/>
          <style:tab-stop style:position="14.651cm" style:type="right"/>
        </style:tab-stops>
      </style:paragraph-properties>
      <style:text-properties fo:color="#666666" style:font-name="Calibri" fo:font-size="8pt" fo:font-weight="bold" officeooo:rsid="000c9199" officeooo:paragraph-rsid="000c9199" style:font-size-asian="8pt" style:font-weight-asian="bold" style:font-name-complex="Arial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14pt" fo:font-weight="bold" style:font-size-asian="14pt" style:font-weight-asian="bold" style:font-name-complex="Calibri" style:font-size-complex="14pt"/>
    </style:style>
    <style:style style:name="P3" style:family="paragraph" style:parent-style-name="Header">
      <style:text-properties style:font-name="Calibri" fo:font-size="8pt" fo:font-weight="bold" style:font-size-asian="8pt" style:font-weight-asian="bold" style:font-name-complex="Calibri" style:font-size-complex="8pt"/>
    </style:style>
    <style:style style:name="P4" style:family="paragraph" style:parent-style-name="Header">
      <style:paragraph-properties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size="8pt" fo:font-weight="bold" style:font-size-asian="8pt" style:font-weight-asian="bold" style:font-name-complex="Calibri" style:font-size-complex="8pt"/>
    </style:style>
    <style:style style:name="P5" style:family="paragraph" style:parent-style-name="Header">
      <style:text-properties style:font-name="Calibri" fo:font-size="8pt" fo:font-weight="bold" style:font-size-asian="8pt" style:font-weight-asian="bold" style:font-name-complex="Arial" style:font-size-complex="8pt"/>
    </style:style>
    <style:style style:name="P6" style:family="paragraph" style:parent-style-name="Header">
      <style:paragraph-properties style:snap-to-layout-grid="false"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weight="bold" style:font-weight-asian="bold" style:font-name-complex="Calibri"/>
    </style:style>
    <style:style style:name="P7" style:family="paragraph" style:parent-style-name="Header">
      <style:text-properties style:font-name="Calibri" fo:font-weight="bold" style:font-weight-asian="bold" style:font-name-complex="Arial"/>
    </style:style>
    <style:style style:name="P8" style:family="paragraph" style:parent-style-name="Header">
      <style:paragraph-properties style:snap-to-layout-grid="false"/>
      <style:text-properties style:font-name="Calibri" fo:font-weight="bold" officeooo:paragraph-rsid="002b5a18" style:font-weight-asian="bold" style:font-name-complex="Arial"/>
    </style:style>
    <style:style style:name="P9" style:family="paragraph" style:parent-style-name="Header">
      <style:paragraph-properties style:snap-to-layout-grid="false"/>
      <style:text-properties style:font-name="Calibri" fo:font-weight="bold" officeooo:paragraph-rsid="000c9199" style:font-weight-asian="bold" style:font-name-complex="Arial"/>
    </style:style>
    <style:style style:name="P10" style:family="paragraph" style:parent-style-name="Header">
      <style:text-properties style:font-name="Calibri" style:font-name-complex="Calibri"/>
    </style:style>
    <style:style style:name="P11" style:family="paragraph" style:parent-style-name="Header">
      <style:paragraph-properties fo:margin-top="0.106cm" fo:margin-bottom="0cm" loext:contextual-spacing="false"/>
    </style:style>
    <style:style style:name="P12" style:family="paragraph" style:parent-style-name="conteudo">
      <style:paragraph-properties fo:margin-top="0cm" fo:margin-bottom="0.212cm" loext:contextual-spacing="false" fo:break-before="page"/>
    </style:style>
    <style:style style:name="P13" style:family="paragraph" style:parent-style-name="conteudo">
      <style:paragraph-properties fo:margin-top="0cm" fo:margin-bottom="0.212cm" loext:contextual-spacing="false"/>
    </style:style>
    <style:style style:name="P14" style:family="paragraph" style:parent-style-name="conteudo">
      <style:paragraph-properties fo:margin-top="0cm" fo:margin-bottom="0.212cm" loext:contextual-spacing="false"/>
      <style:text-properties fo:font-size="12pt" fo:font-style="italic" fo:font-weight="normal" officeooo:paragraph-rsid="000e4d72" style:font-size-asian="12pt" style:font-style-asian="italic" style:font-weight-asian="normal" style:font-name-complex="Arial" style:font-size-complex="12pt" style:font-style-complex="italic"/>
    </style:style>
    <style:style style:name="P15" style:family="paragraph" style:parent-style-name="conteudo">
      <style:paragraph-properties fo:margin-top="0cm" fo:margin-bottom="0.212cm" loext:contextual-spacing="false"/>
      <style:text-properties fo:font-size="12pt" fo:font-weight="normal" style:font-size-asian="12pt" style:font-weight-asian="normal" style:font-name-complex="Arial" style:font-size-complex="12pt"/>
    </style:style>
    <style:style style:name="P16" style:family="paragraph" style:parent-style-name="conteudo">
      <style:paragraph-properties fo:margin-top="0cm" fo:margin-bottom="0.212cm" loext:contextual-spacing="false"/>
      <style:text-properties fo:font-size="12pt" fo:font-weight="normal" officeooo:rsid="000e4d72" officeooo:paragraph-rsid="000e4d72" style:font-size-asian="12pt" style:font-weight-asian="normal" style:font-name-complex="Arial" style:font-size-complex="12pt"/>
    </style:style>
    <style:style style:name="P17" style:family="paragraph" style:parent-style-name="conteudo">
      <style:paragraph-properties fo:margin-top="0cm" fo:margin-bottom="0.212cm" loext:contextual-spacing="false"/>
      <style:text-properties fo:font-size="11pt" fo:font-weight="bold" officeooo:rsid="00196db2" officeooo:paragraph-rsid="000db90d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20pt" style:font-size-asian="20pt" style:font-name-complex="Arial" style:font-size-complex="20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48pt" fo:font-weight="bold" style:font-size-asian="48pt" style:font-weight-asian="bold" style:font-name-complex="Arial" style:font-size-complex="20pt"/>
    </style:style>
    <style:style style:name="P21" style:family="paragraph" style:parent-style-name="Standard">
      <style:text-properties fo:text-transform="uppercase" style:font-name="Calibri" fo:font-size="11pt" fo:font-weight="bold" style:font-size-asian="11pt" style:font-weight-asian="bold" style:font-name-complex="Calibri" style:font-size-complex="11pt"/>
    </style:style>
    <style:style style:name="P22" style:family="paragraph" style:parent-style-name="Standard">
      <style:text-properties officeooo:rsid="0017dc16" officeooo:paragraph-rsid="000db90d"/>
    </style:style>
    <style:style style:name="P23" style:family="paragraph" style:parent-style-name="Standard">
      <style:text-properties officeooo:rsid="00196db2" officeooo:paragraph-rsid="000db90d"/>
    </style:style>
    <style:style style:name="P24" style:family="paragraph" style:parent-style-name="Standard">
      <style:text-properties officeooo:paragraph-rsid="002ddac8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20pt" style:font-size-asian="20pt" style:font-name-complex="Arial" style:font-size-complex="20pt"/>
    </style:style>
    <style:style style:name="P26" style:family="paragraph" style:parent-style-name="Standard" style:list-style-name="L1">
      <style:text-properties officeooo:rsid="0017dc16" officeooo:paragraph-rsid="000db90d"/>
    </style:style>
    <style:style style:name="P27" style:family="paragraph" style:parent-style-name="Standard" style:list-style-name="L2">
      <style:text-properties officeooo:rsid="0017dc16" officeooo:paragraph-rsid="000db90d"/>
    </style:style>
    <style:style style:name="P28" style:family="paragraph" style:parent-style-name="Standard" style:list-style-name="L3">
      <style:text-properties officeooo:rsid="0017dc16" officeooo:paragraph-rsid="000db90d"/>
    </style:style>
    <style:style style:name="P29" style:family="paragraph" style:parent-style-name="Standard" style:list-style-name="L4">
      <style:text-properties officeooo:rsid="00192d9e" officeooo:paragraph-rsid="000db90d"/>
    </style:style>
    <style:style style:name="P30" style:family="paragraph" style:parent-style-name="Standard" style:list-style-name="L4">
      <style:text-properties officeooo:rsid="00196db2" officeooo:paragraph-rsid="000db90d"/>
    </style:style>
    <style:style style:name="P31" style:family="paragraph" style:parent-style-name="Standard" style:list-style-name="L5">
      <style:text-properties officeooo:rsid="00196db2" officeooo:paragraph-rsid="000db90d"/>
    </style:style>
    <style:style style:name="P32" style:family="paragraph" style:parent-style-name="Standard" style:list-style-name="WW8Num14"/>
    <style:style style:name="P33" style:family="paragraph" style:parent-style-name="Standard" style:list-style-name="WW8Num14">
      <style:text-properties officeooo:paragraph-rsid="0036cba2"/>
    </style:style>
    <style:style style:name="P34" style:family="paragraph" style:parent-style-name="Standard" style:list-style-name="WW8Num14">
      <style:text-properties officeooo:paragraph-rsid="003d71a2"/>
    </style:style>
    <style:style style:name="P35" style:family="paragraph" style:parent-style-name="Standard" style:list-style-name="WW8Num14">
      <style:text-properties officeooo:paragraph-rsid="003ef302"/>
    </style:style>
    <style:style style:name="P36" style:family="paragraph" style:parent-style-name="Standard" style:list-style-name="WW8Num14">
      <style:paragraph-properties fo:break-before="page"/>
    </style:style>
    <style:style style:name="P37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8" style:family="paragraph" style:parent-style-name="conteudo" style:list-style-name="">
      <style:paragraph-properties fo:margin-top="0cm" fo:margin-bottom="0.212cm" loext:contextual-spacing="false"/>
      <style:text-properties style:font-name-complex="Arial"/>
    </style:style>
    <style:style style:name="P39" style:family="paragraph" style:parent-style-name="conteudo" style:list-style-name="">
      <style:paragraph-properties fo:margin-top="0cm" fo:margin-bottom="0.212cm" loext:contextual-spacing="false"/>
      <style:text-properties fo:font-size="12pt" fo:font-weight="normal" style:font-size-asian="12pt" style:font-weight-asian="normal" style:font-name-complex="Arial" style:font-size-complex="12pt"/>
    </style:style>
    <style:style style:name="P40" style:family="paragraph" style:parent-style-name="conteudo" style:list-style-name="">
      <style:paragraph-properties fo:margin-top="0cm" fo:margin-bottom="0.212cm" loext:contextual-spacing="false"/>
      <style:text-properties fo:font-size="12pt" fo:font-weight="normal" officeooo:paragraph-rsid="002f8913" style:font-size-asian="12pt" style:font-weight-asian="normal" style:font-name-complex="Arial" style:font-size-complex="12pt"/>
    </style:style>
    <style:style style:name="P41" style:family="paragraph" style:parent-style-name="conteudo" style:list-style-name="">
      <style:paragraph-properties fo:margin-left="1.251cm" fo:margin-right="0cm" fo:margin-top="0cm" fo:margin-bottom="0.212cm" loext:contextual-spacing="false" fo:text-indent="0cm" style:auto-text-indent="false"/>
      <style:text-properties fo:font-size="12pt" fo:font-weight="normal" style:font-size-asian="12pt" style:font-weight-asian="normal" style:font-name-complex="Arial" style:font-size-complex="12pt"/>
    </style:style>
    <style:style style:name="P42" style:family="paragraph" style:parent-style-name="Citação_20_Intensa" style:list-style-name="WW8Num14">
      <style:paragraph-properties fo:margin-left="0.635cm" fo:margin-right="-0.004cm" fo:text-indent="-0.635cm" style:auto-text-indent="false" fo:break-before="page"/>
    </style:style>
    <style:style style:name="P43" style:family="paragraph" style:parent-style-name="Citação_20_Intensa" style:list-style-name="WW8Num14">
      <style:paragraph-properties fo:margin-left="0.635cm" fo:margin-right="-0.004cm" fo:text-indent="-0.635cm" style:auto-text-indent="false" fo:break-before="page"/>
      <style:text-properties officeooo:paragraph-rsid="0021657e"/>
    </style:style>
    <style:style style:name="P44" style:family="paragraph" style:parent-style-name="Citação_20_Intensa" style:list-style-name="WW8Num14">
      <style:paragraph-properties fo:margin-left="0.635cm" fo:margin-right="-0.004cm" fo:text-indent="-0.635cm" style:auto-text-indent="false"/>
    </style:style>
    <style:style style:name="P45" style:family="paragraph" style:parent-style-name="Citação_20_Intensa" style:list-style-name="WW8Num14">
      <style:paragraph-properties fo:margin-left="0.635cm" fo:margin-right="-0.004cm" fo:text-indent="-0.635cm" style:auto-text-indent="false"/>
      <style:text-properties officeooo:paragraph-rsid="000db90d"/>
    </style:style>
    <style:style style:name="P46" style:family="paragraph" style:parent-style-name="Citação_20_Intensa" style:list-style-name="WW8Num14">
      <style:paragraph-properties fo:margin-left="0.635cm" fo:margin-right="-0.004cm" fo:text-indent="-0.635cm" style:auto-text-indent="false"/>
      <style:text-properties officeooo:paragraph-rsid="002c9466"/>
    </style:style>
    <style:style style:name="P47" style:family="paragraph" style:parent-style-name="Citação_20_Intensa" style:list-style-name="WW8Num14">
      <style:paragraph-properties fo:margin-left="0.635cm" fo:margin-right="-0.004cm" fo:text-indent="-0.635cm" style:auto-text-indent="false"/>
      <style:text-properties officeooo:paragraph-rsid="002f8913"/>
    </style:style>
    <style:style style:name="T1" style:family="text">
      <style:text-properties style:font-name="Calibri" style:font-name-complex="Calibri"/>
    </style:style>
    <style:style style:name="T2" style:family="text">
      <style:text-properties style:font-name="Calibri" officeooo:rsid="0029b14f" style:font-name-complex="Calibri"/>
    </style:style>
    <style:style style:name="T3" style:family="text">
      <style:text-properties style:font-name="Calibri" officeooo:rsid="00412227" style:font-name-complex="Calibri"/>
    </style:style>
    <style:style style:name="T4" style:family="text">
      <style:text-properties style:font-name="Calibri" fo:font-size="8pt" fo:font-weight="bold" style:font-size-asian="8pt" style:font-weight-asian="bold" style:font-name-complex="Calibri" style:font-size-complex="8pt"/>
    </style:style>
    <style:style style:name="T5" style:family="text">
      <style:text-properties style:font-name="Calibri" fo:font-weight="bold" style:font-weight-asian="bold" style:font-name-complex="Arial"/>
    </style:style>
    <style:style style:name="T6" style:family="text">
      <style:text-properties style:font-name="Calibri" fo:font-weight="bold" officeooo:rsid="000c9199" style:font-weight-asian="bold" style:font-name-complex="Arial"/>
    </style:style>
    <style:style style:name="T7" style:family="text">
      <style:text-properties style:font-name="Calibri" style:font-name-complex="Arial"/>
    </style:style>
    <style:style style:name="T8" style:family="text">
      <style:text-properties officeooo:rsid="002b5a18" style:font-name-complex="Calibri"/>
    </style:style>
    <style:style style:name="T9" style:family="text">
      <style:text-properties officeooo:rsid="000c9199" style:font-name-complex="Calibri"/>
    </style:style>
    <style:style style:name="T10" style:family="text">
      <style:text-properties fo:color="#000000"/>
    </style:style>
    <style:style style:name="T11" style:family="text">
      <style:text-properties fo:color="#000000" officeooo:rsid="000db90d"/>
    </style:style>
    <style:style style:name="T12" style:family="text">
      <style:text-properties fo:color="#000000" officeooo:rsid="0021657e"/>
    </style:style>
    <style:style style:name="T13" style:family="text">
      <style:text-properties fo:color="#000000" officeooo:rsid="002c9466"/>
    </style:style>
    <style:style style:name="T14" style:family="text">
      <style:text-properties fo:color="#000000" officeooo:rsid="002ddac8"/>
    </style:style>
    <style:style style:name="T15" style:family="text">
      <style:text-properties fo:color="#000000" officeooo:rsid="002f8913"/>
    </style:style>
    <style:style style:name="T16" style:family="text">
      <style:text-properties fo:color="#000000" officeooo:rsid="0030837e"/>
    </style:style>
    <style:style style:name="T17" style:family="text">
      <style:text-properties fo:color="#000000" officeooo:rsid="00318b99"/>
    </style:style>
    <style:style style:name="T18" style:family="text">
      <style:text-properties fo:color="#000000" officeooo:rsid="00333867"/>
    </style:style>
    <style:style style:name="T19" style:family="text">
      <style:text-properties fo:color="#000000" officeooo:rsid="00354ce8"/>
    </style:style>
    <style:style style:name="T20" style:family="text">
      <style:text-properties fo:color="#000000" officeooo:rsid="0036cba2"/>
    </style:style>
    <style:style style:name="T21" style:family="text">
      <style:text-properties fo:color="#000000" officeooo:rsid="003d71a2"/>
    </style:style>
    <style:style style:name="T22" style:family="text">
      <style:text-properties fo:color="#000000" officeooo:rsid="003f6b51"/>
    </style:style>
    <style:style style:name="T23" style:family="text">
      <style:text-properties fo:font-size="12pt" fo:font-weight="normal" style:font-size-asian="12pt" style:font-weight-asian="normal" style:font-name-complex="Arial" style:font-size-complex="12pt"/>
    </style:style>
    <style:style style:name="T24" style:family="text">
      <style:text-properties fo:font-size="12pt" fo:font-weight="normal" officeooo:rsid="0017b8b1" style:font-size-asian="12pt" style:font-weight-asian="normal" style:font-name-complex="Arial" style:font-size-complex="12pt"/>
    </style:style>
    <style:style style:name="T25" style:family="text">
      <style:text-properties fo:font-size="12pt" fo:font-weight="normal" officeooo:rsid="001daff6" style:font-size-asian="12pt" style:font-weight-asian="normal" style:font-name-complex="Arial" style:font-size-complex="12pt"/>
    </style:style>
    <style:style style:name="T26" style:family="text">
      <style:text-properties fo:font-size="12pt" fo:font-weight="normal" officeooo:rsid="000c9199" style:font-size-asian="12pt" style:font-weight-asian="normal" style:font-name-complex="Arial" style:font-size-complex="12pt"/>
    </style:style>
    <style:style style:name="T27" style:family="text">
      <style:text-properties officeooo:rsid="001daff6"/>
    </style:style>
    <style:style style:name="T28" style:family="text">
      <style:text-properties officeooo:rsid="0019d340"/>
    </style:style>
    <style:style style:name="T29" style:family="text">
      <style:text-properties officeooo:rsid="00192d9e"/>
    </style:style>
    <style:style style:name="T30" style:family="text">
      <style:text-properties officeooo:rsid="000e4d72"/>
    </style:style>
    <style:style style:name="T31" style:family="text">
      <style:text-properties officeooo:rsid="000f4b72"/>
    </style:style>
    <style:style style:name="T32" style:family="text">
      <style:text-properties officeooo:rsid="0010f8dc"/>
    </style:style>
    <style:style style:name="T33" style:family="text">
      <style:text-properties officeooo:rsid="00130945"/>
    </style:style>
    <style:style style:name="T34" style:family="text">
      <style:text-properties officeooo:rsid="0014607e"/>
    </style:style>
    <style:style style:name="T35" style:family="text">
      <style:text-properties officeooo:rsid="001666f4"/>
    </style:style>
    <style:style style:name="T36" style:family="text">
      <style:text-properties officeooo:rsid="00170af8"/>
    </style:style>
    <style:style style:name="T37" style:family="text">
      <style:text-properties officeooo:rsid="001a0464"/>
    </style:style>
    <style:style style:name="T38" style:family="text">
      <style:text-properties officeooo:rsid="001b26d2"/>
    </style:style>
    <style:style style:name="T39" style:family="text">
      <style:text-properties officeooo:rsid="001b604d"/>
    </style:style>
    <style:style style:name="T40" style:family="text">
      <style:text-properties officeooo:rsid="001cbc31"/>
    </style:style>
    <style:style style:name="T41" style:family="text">
      <style:text-properties officeooo:rsid="001fad0a"/>
    </style:style>
    <style:style style:name="T42" style:family="text">
      <style:text-properties officeooo:rsid="0033799f"/>
    </style:style>
    <style:style style:name="T43" style:family="text">
      <style:text-properties officeooo:rsid="0033bfeb"/>
    </style:style>
    <style:style style:name="T44" style:family="text">
      <style:text-properties officeooo:rsid="00354ce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8"/>
      <text:p text:style-name="P18"/>
      <text:p text:style-name="P18"/>
      <text:p text:style-name="P18"/>
      <text:p text:style-name="P20"/>
      <text:p text:style-name="P20"/>
      <text:p text:style-name="P20">Plano de Projeto</text:p>
      <text:p text:style-name="P19"/>
      <text:p text:style-name="P12">Conteúdo</text:p>
      <text:table-of-content text:style-name="Sect1" text:name="Sumári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7"><text:a xlink:type="simple" xlink:href="#__RefHeading___Toc397710485" text:style-name="Index_20_Link" text:visited-style-name="Index_20_Link">1.Introdução<text:tab/>3</text:a></text:p>
          <text:p text:style-name="P37"><text:a xlink:type="simple" xlink:href="#__RefHeading___Toc397710486" text:style-name="Index_20_Link" text:visited-style-name="Index_20_Link">2.Descrição do projeto<text:tab/>3</text:a></text:p>
          <text:p text:style-name="P37"><text:a xlink:type="simple" xlink:href="#__RefHeading___Toc397710487" text:style-name="Index_20_Link" text:visited-style-name="Index_20_Link">3.Termo de Abertura<text:tab/>3</text:a></text:p>
          <text:p text:style-name="P37"><text:a xlink:type="simple" xlink:href="#__RefHeading___Toc397710488" text:style-name="Index_20_Link" text:visited-style-name="Index_20_Link">4.Planejamento<text:tab/>5</text:a></text:p>
          <text:p text:style-name="P37"><text:a xlink:type="simple" xlink:href="#__RefHeading___Toc397710491" text:style-name="Index_20_Link" text:visited-style-name="Index_20_Link">5.Requisitos do Projeto<text:tab/>6</text:a></text:p>
          <text:p text:style-name="P37"><text:a xlink:type="simple" xlink:href="#__RefHeading___Toc3977104911" text:style-name="Index_20_Link" text:visited-style-name="Index_20_Link">6.Requisitos do Sistema<text:tab/>6</text:a></text:p>
        </text:index-body>
      </text:table-of-content>
      <text:p text:style-name="Contents_20_2"/>
      <text:p text:style-name="P21"/>
      <text:h text:style-name="P38" text:outline-level="1"/>
      <text:list xml:id="list2035039610168262231" text:style-name="WW8Num14">
        <text:list-item>
          <text:h text:style-name="P42" text:outline-level="1"><text:bookmark-start text:name="__RefHeading___Toc397710485"/><text:span text:style-name="Ênfase_20_Sutil"><text:span text:style-name="T10">Introdução</text:span></text:span><text:bookmark-end text:name="__RefHeading___Toc397710485"/></text:h>
        </text:list-item>
      </text:list>
      <text:p text:style-name="P15"><text:tab/>Este documento tem por objetivo definir o plano de trabalho do Projeto, com definições de funções e responsabilidades, lições aprendidas em projetos anteriores e aplicabilidade no projeto atual, pontos de controle do projeto, escopo, equipe, cronograma, partes interessadas, riscos e impactos e avaliação final.</text:p>
      <text:h text:style-name="P39" text:outline-level="1"/>
      <text:list xml:id="list115012152283257" text:continue-numbering="true" text:style-name="WW8Num14">
        <text:list-item>
          <text:h text:style-name="P44" text:outline-level="1"><text:bookmark-start text:name="__RefHeading___Toc397710486"/><text:span text:style-name="Ênfase_20_Sutil"><text:span text:style-name="T10">Descrição do projeto</text:span></text:span><text:bookmark-end text:name="__RefHeading___Toc397710486"/></text:h>
        </text:list-item>
      </text:list>
      <text:p text:style-name="P13"><text:span text:style-name="T23"><text:tab/></text:span><text:span text:style-name="T26">O sistema que será desenvolvido a partir deste projeto consiste em </text:span><text:span text:style-name="T24"><text:s/>gerenciar gastos financeiros pessoais. Ele será desenvolvido na plataforma web para que possa ser acessado </text:span><text:span text:style-name="T25">independente</text:span><text:span text:style-name="T24"> de sistema operacional. Será utilizado um controlador de versão que tem por nome github.</text:span></text:p>
      <text:h text:style-name="P39" text:outline-level="1"/>
      <text:h text:style-name="P39" text:outline-level="1"/>
      <text:list xml:id="list115011212871720" text:continue-numbering="true" text:style-name="WW8Num14">
        <text:list-item>
          <text:h text:style-name="P45" text:outline-level="1"><text:bookmark-start text:name="__RefHeading___Toc397710487"/><text:span text:style-name="Ênfase_20_Sutil"><text:span text:style-name="T11">Termo de Abertura</text:span></text:span><text:bookmark-end text:name="__RefHeading___Toc397710487"/></text:h>
        </text:list-item>
      </text:list>
      <text:p text:style-name="P22">A finalidade deste projeto é auxiliar <text:span text:style-name="T32">e</text:span> melhorar o gerenciamento financeiro pessoal. Um dos objetivos mensuráveis no projeto <text:span text:style-name="T32">é</text:span> auxiliar as pessoas a passarem por esta crise politica e financeir<text:span text:style-name="T32">a</text:span> que se encontra no dia a dia. Os <text:span text:style-name="T27">critérios</text:span> que <text:span text:style-name="T27">irão</text:span> garantir o sucesso dest<text:span text:style-name="T32">e</text:span> objetivo serão as pesquisas e os f<text:span text:style-name="T32">eedbacks</text:span>.</text:p>
      <text:p text:style-name="P22">Outro objetivo <text:span text:style-name="T27">mensurável</text:span> no projeto é garantir o nosso aprendizado na área de <text:span text:style-name="T33">Gerenciamento</text:span> de <text:span text:style-name="T33">P</text:span>rojetos e no <text:span text:style-name="T33">D</text:span>esenvolvimento de <text:span text:style-name="T33">S</text:span>oftwares.</text:p>
      <text:p text:style-name="P22">O critério que ir<text:span text:style-name="T36">á</text:span> garantir o sucesso deste<text:span text:style-name="T34">s</text:span> objetivo<text:span text:style-name="T34">s</text:span> <text:span text:style-name="T35">são </text:span>o<text:span text:style-name="T34">s</text:span> resultado<text:span text:style-name="T34">s</text:span> do<text:span text:style-name="T34">s</text:span> mesmo<text:span text:style-name="T34">s</text:span>.</text:p>
      <text:p text:style-name="P22">Os requisitos de alto <text:span text:style-name="T27">nível</text:span> são o controle de gastos e lucros pessoais.</text:p>
      <text:p text:style-name="P22">As premissas e restrições deste projeto são:</text:p>
      <text:list xml:id="list2029890442313572031" text:style-name="L1">
        <text:list-item>
          <text:p text:style-name="P26">Deve conter um <text:span text:style-name="T37">G</text:span>erente de <text:span text:style-name="T38">P</text:span>rojeto.</text:p>
        </text:list-item>
        <text:list-item>
          <text:p text:style-name="P26">Deve ser concluído em dois bimestres.</text:p>
        </text:list-item>
        <text:list-item>
          <text:p text:style-name="P26">Deve ser desenvolvido na plataforma web.</text:p>
        </text:list-item>
      </text:list>
      <text:p text:style-name="P22"/>
      <text:p text:style-name="P22">O controle de lucros visa gerenciar todas as entradas financeir<text:span text:style-name="T39">as</text:span> pessoais, permitindo assim gerenciar também o controle de gastos do sistema <text:span text:style-name="T40">(</text:span>o que sairá financeiramente<text:span text:style-name="T40">)</text:span>, podendo ser mensal, anual, ou semestral.</text:p>
      <text:p text:style-name="P22"><text:soft-page-break/>Alguns riscos de alto nível são:</text:p>
      <text:list xml:id="list4176907529234518345" text:style-name="L2">
        <text:list-item>
          <text:p text:style-name="P27">A falta de tempo para para conhecer <text:span text:style-name="T41">sobre o setor financeiro pessoal</text:span>.</text:p>
        </text:list-item>
        <text:list-item>
          <text:p text:style-name="P27">A extrapolação do cronograma.</text:p>
        </text:list-item>
        <text:list-item>
          <text:p text:style-name="P27">O falecimento do stakeholder.</text:p>
        </text:list-item>
      </text:list>
      <text:p text:style-name="P22">Resumo de cronograma de marcos:</text:p>
      <text:list xml:id="list80781410848997116" text:style-name="L3">
        <text:list-item>
          <text:p text:style-name="P28">Entrega dos documentos iniciais.</text:p>
        </text:list-item>
        <text:list-item>
          <text:p text:style-name="P28">Proto<text:span text:style-name="T28">ti</text:span>pação do projeto.</text:p>
        </text:list-item>
        <text:list-item>
          <text:p text:style-name="P28">Termino do desenvolvimento e testes.</text:p>
        </text:list-item>
        <text:list-item>
          <text:p text:style-name="P28">Entrega do projeto final.</text:p>
        </text:list-item>
      </text:list>
      <text:p text:style-name="P22"><text:span text:style-name="T31">S</text:span>erá gasto com hospedagem, dom<text:span text:style-name="T30">í</text:span>nio, recursos humanos como por exemplo: tempo de desenvolvimento.</text:p>
      <text:p text:style-name="P22">As pessoas in<text:span text:style-name="T29">teressadas no projeto são:</text:span></text:p>
      <text:list xml:id="list7894304578386054584" text:style-name="L4">
        <text:list-item>
          <text:p text:style-name="P29">Willian Marques Freire (Gerente Geral)</text:p>
        </text:list-item>
        <text:list-item>
          <text:p text:style-name="P29">Erich Leone Mantai (Gerente Front-End)</text:p>
        </text:list-item>
        <text:list-item>
          <text:p text:style-name="P29">Matheus Portolan Alves (Gerente Back-End)</text:p>
        </text:list-item>
        <text:list-item>
          <text:p text:style-name="P30">Fabiana de Lima (Stakeholder interessada no projeto)</text:p>
        </text:list-item>
      </text:list>
      <text:p text:style-name="P23">Os requisitos para o sucesso do projeto são:</text:p>
      <text:list xml:id="list6714806250020586772" text:style-name="L5">
        <text:list-item>
          <text:p text:style-name="P31">Boa análise e desenvolvimento</text:p>
        </text:list-item>
        <text:list-item>
          <text:p text:style-name="P31">Bom gerenciamento (trabalho em equipe)</text:p>
        </text:list-item>
      </text:list>
      <text:p text:style-name="P23"/>
      <text:p text:style-name="P17">Se atingir aprovação do projeto deverá assinada pelos interessadas no projeto.</text:p>
      <text:p text:style-name="P16">Assinaturas:</text:p>
      <text:p text:style-name="P14"/>
      <text:list xml:id="list115012347570483" text:continue-list="list115011212871720" text:style-name="WW8Num14">
        <text:list-item>
          <text:h text:style-name="P43" text:outline-level="1"><text:bookmark-start text:name="__RefHeading___Toc397710488"/><text:span text:style-name="Ênfase_20_Sutil"><text:span text:style-name="T12">Planejamento</text:span></text:span><text:bookmark-end text:name="__RefHeading___Toc397710488"/></text:h>
          <text:list>
            <text:list-item>
              <text:p text:style-name="P32">Planejamento de gerenciamento de escopo</text:p>
            </text:list-item>
          </text:list>
        </text:list-item>
      </text:list>
      <text:p text:style-name="Standard">Será utilizada ferramentas para desenvolvimento de mapas mentais e gerenciar o escopo. Deverá ter reuniões com os stakeholders para uma melhor organização do escopo. Planejar como definir o escopo de acordo com as necessidades atuais, avaliar a EAP (subdivisão das principais entregas do projeto em componentes menores), verificar se o escopo está atendendo o que o cliente solicitou e por fim controlar o escopo para que não saia fora de suas delimitações.</text:p>
      <text:list xml:id="list115012029238628" text:continue-numbering="true" text:style-name="WW8Num14">
        <text:list-item>
          <text:list>
            <text:list-item>
              <text:p text:style-name="P32">Planejamento de gerenciamento de tempo</text:p>
            </text:list-item>
          </text:list>
        </text:list-item>
      </text:list>
      <text:p text:style-name="Standard">Será feita uma reunião geral com todos os stakeholders discutindo sobre tempo e as entregas do projeto evitando assim problemas de comunicação entre o grupo. <text:s/><text:span text:style-name="T42">Estas reuniões serão documentadas e assinadas para que todos integrantes do grupo saibam como gerenciar seu tempo no projeto. Serão utilizadas ferramentas como GTD (Getting Things Done) para gerenciar o tempo no projeto.</text:span></text:p>
      <text:list xml:id="list115012362840505" text:continue-numbering="true" text:style-name="WW8Num14">
        <text:list-item>
          <text:list>
            <text:list-item>
              <text:p text:style-name="P32">Planejamento de gerenciamento de Custos</text:p>
            </text:list-item>
          </text:list>
        </text:list-item>
      </text:list>
      <text:p text:style-name="P24">Será feito um levantamento do que será gasto com o desenvolvimento do aplicativo, e deverá ser analisado o tempo gasto para que não extrapole os gastos. <text:span text:style-name="T43">Será utilizados ferramentas como planilhas para documentar o que está sendo gasto. Os custos deste projeto devem ser documentados para que todos esteja a par do que está sendo gasto.</text:span></text:p>
      <text:list xml:id="list115010965098733" text:continue-numbering="true" text:style-name="WW8Num14">
        <text:list-item>
          <text:list>
            <text:list-item>
              <text:p text:style-name="P32">Planejamento de gerenciamento de Qualidade</text:p>
            </text:list-item>
          </text:list>
        </text:list-item>
      </text:list>
      <text:p text:style-name="Standard">Será feito um levantamento de requisitos que irão garantir a qualidade do sistema, de acordo com os requisitos e escopo. Será feito reuniões para verificação da qualidade. <text:span text:style-name="T44">Ferramentas que serão utilizadas são as próprias documentações de escopo, requisitos e prototipação. Deverão ser documentadas durante o projeto se o que foi feito está de acordo com os requisitos.</text:span></text:p>
      <text:list xml:id="list115012344884722" text:continue-numbering="true" text:style-name="WW8Num14">
        <text:list-item>
          <text:list>
            <text:list-item>
              <text:p text:style-name="P32">Planejamento de gerenciamento de Recursos Humanos</text:p>
            </text:list-item>
          </text:list>
        </text:list-item>
      </text:list>
      <text:p text:style-name="Standard">Deverá ser levantado em reuniões questões que propiciarão o desempenho dos stakeholders, o melhor entendimento para que não aja coisas desnecessárias no projeto por falta de comunicação. <text:span text:style-name="T44">Uma ferramenta que estará auxiliando no processo de gerenciamento de recursos Humanos são os mapas mentais. Deverá ser documentada como estão os stakeholdes estão interagindo.</text:span></text:p>
      <text:list xml:id="list115012323931682" text:continue-numbering="true" text:style-name="WW8Num14">
        <text:list-item>
          <text:list>
            <text:list-item>
              <text:p text:style-name="P32">Planejamento de gerenciamento de Comunicações</text:p>
            </text:list-item>
          </text:list>
        </text:list-item>
      </text:list>
      <text:p text:style-name="Standard">Deverá ser feito reuniões, e as mesmas deverão ser documentadas e assinadas para que não aja problemas no projeto. <text:span text:style-name="T44">Ferramentas de e-mail e video-chamada auxiliarão no gerenciamento de comunicações.</text:span></text:p>
      <text:list xml:id="list115011832096179" text:continue-numbering="true" text:style-name="WW8Num14">
        <text:list-item>
          <text:list>
            <text:list-item>
              <text:p text:style-name="P36">Planejamento de gerenciamento de Riscos</text:p>
            </text:list-item>
          </text:list>
        </text:list-item>
      </text:list>
      <text:p text:style-name="Standard">Deverá ser levantado os riscos que poderão ocorrer durante o projeto, e também deverá ser procurada maneiras de solucionar se caso ocorra os mesmos. <text:span text:style-name="T44">Ferramentas que ajudarão no gerenciamento de riscos são a própria documentação e as reuniões que expõem o que pode atingir o projeto de maneira boa e ruim.</text:span></text:p>
      <text:list xml:id="list115010455828422" text:continue-numbering="true" text:style-name="WW8Num14">
        <text:list-item>
          <text:list>
            <text:list-item>
              <text:p text:style-name="P32">Planejamento de gerenciamento de Aquisições</text:p>
            </text:list-item>
          </text:list>
        </text:list-item>
      </text:list>
      <text:p text:style-name="Standard">Será elaborado documentos padrões para que seja documentado as aquisições no projeto, e também será analisado o qual importante será a mesma no projeto. <text:span text:style-name="T44">No gerenciamento de aquisições a mesma não pode extrapolar o valor do planejamento de gastos com o projeto. A própria documentação das aquisições auxiliará o bom gerenciamento de aquisições.</text:span></text:p>
      <text:list xml:id="list115011035546398" text:continue-numbering="true" text:style-name="WW8Num14">
        <text:list-item>
          <text:list>
            <text:list-item>
              <text:p text:style-name="P32">Planejamento de gerenciamento de Partes Interessadas</text:p>
            </text:list-item>
          </text:list>
        </text:list-item>
      </text:list>
      <text:p text:style-name="Standard">Deverá ser transparente o projeto para que todas as partes interessadas estejam interagindo com o projeto, para que não aja nenhum stakeholder por fora do que esteja acontecendo. <text:span text:style-name="T44">Se algum stakeholder não estiver colaborando com o projeto deverá ser registrado na área de Registro de problemas, e deverá ser feito reuniões para definir o que deve ser feito a respeito.</text:span></text:p>
      <text:h text:style-name="P41" text:outline-level="1"/>
      <text:list xml:id="list115012146989982" text:continue-numbering="true" text:style-name="WW8Num14">
        <text:list-item>
          <text:h text:style-name="P46" text:outline-level="1"><text:bookmark-start text:name="__RefHeading___Toc397710491"/><text:span text:style-name="Ênfase_20_Sutil"><text:span text:style-name="T13">Requisito</text:span></text:span><text:span text:style-name="Ênfase_20_Sutil"><text:span text:style-name="T15">s do Projeto</text:span></text:span><text:bookmark-end text:name="__RefHeading___Toc397710491"/></text:h>
          <text:list>
            <text:list-item>
              <text:p text:style-name="P33"><text:span text:style-name="Ênfase_20_Sutil"><text:span text:style-name="T14">Deverá ser concluído em dois bimestres.</text:span></text:span></text:p>
            </text:list-item>
            <text:list-item>
              <text:p text:style-name="P33"><text:span text:style-name="Ênfase_20_Sutil"><text:span text:style-name="T14">O treinamento deverá ser feito para todos os desenvolvedores do sistema.</text:span></text:span></text:p>
            </text:list-item>
            <text:list-item>
              <text:p text:style-name="P33"><text:span text:style-name="Ênfase_20_Sutil"><text:span text:style-name="T14">O valor total do projeto deve estar entre R$ 1,00 e R$ 500,00.</text:span></text:span></text:p>
            </text:list-item>
            <text:list-item>
              <text:p text:style-name="P33"><text:span text:style-name="Ênfase_20_Sutil"><text:span text:style-name="T19">Todos os integrantes devem interagir com o projeto.</text:span></text:span></text:p>
            </text:list-item>
            <text:list-item>
              <text:p text:style-name="P33"><text:span text:style-name="Ênfase_20_Sutil"><text:span text:style-name="T19">Deve ser levantado feedback sde todos os integrantes do projeto.</text:span></text:span></text:p>
            </text:list-item>
          </text:list>
        </text:list-item>
      </text:list>
      <text:h text:style-name="P40" text:outline-level="1"/>
      <text:list xml:id="list115010395930991" text:continue-numbering="true" text:style-name="WW8Num14">
        <text:list-item>
          <text:h text:style-name="P47" text:outline-level="1"><text:bookmark-start text:name="__RefHeading___Toc3977104911"/><text:span text:style-name="Ênfase_20_Sutil"><text:span text:style-name="T13">Requisitos </text:span></text:span><text:span text:style-name="Ênfase_20_Sutil"><text:span text:style-name="T15">d</text:span></text:span><text:span text:style-name="Ênfase_20_Sutil"><text:span text:style-name="T16">o</text:span></text:span><text:span text:style-name="Ênfase_20_Sutil"><text:span text:style-name="T15"> Sistema</text:span></text:span><text:bookmark-end text:name="__RefHeading___Toc3977104911"/></text:h>
          <text:list>
            <text:list-item>
              <text:p text:style-name="P34"><text:bookmark-start text:name="__RefHeading___Toc1124_1676080433"/><text:span text:style-name="Ênfase_20_Sutil"><text:span text:style-name="T17">Deverá ser desenvolvido </text:span></text:span><text:span text:style-name="Ênfase_20_Sutil"><text:span text:style-name="T20"><text:s/>na plataforma Web</text:span></text:span><text:span text:style-name="Ênfase_20_Sutil"><text:span text:style-name="T17">.</text:span></text:span><text:bookmark-end text:name="__RefHeading___Toc1124_1676080433"/></text:p>
            </text:list-item>
            <text:list-item>
              <text:p text:style-name="P34"><text:span text:style-name="Ênfase_20_Sutil"><text:span text:style-name="T20">Deverá ser utilizado as seguintes linguagens : </text:span></text:span><text:span text:style-name="Ênfase_20_Sutil"><text:span text:style-name="T17">PHP, HTML, CSS e <text:s/></text:span></text:span><text:span text:style-name="Ênfase_20_Sutil"><text:span text:style-name="T21">JS.</text:span></text:span></text:p>
            </text:list-item>
            <text:list-item>
              <text:p text:style-name="P34"><text:span text:style-name="Ênfase_20_Sutil"><text:span text:style-name="T18">Deverá controlar contas a pagar e receb</text:span></text:span><text:span text:style-name="Ênfase_20_Sutil"><text:span text:style-name="T19">er</text:span></text:span><text:span text:style-name="Ênfase_20_Sutil"><text:span text:style-name="T18">.</text:span></text:span></text:p>
            </text:list-item>
            <text:list-item>
              <text:p text:style-name="P34"><text:span text:style-name="Ênfase_20_Sutil"><text:span text:style-name="T19">Deverá ter CRUD (Create, Read, Update, Delete) Básico para área de contas a pagar e receber.</text:span></text:span></text:p>
            </text:list-item>
            <text:list-item>
              <text:p text:style-name="P35"><text:span text:style-name="Ênfase_20_Sutil"><text:span text:style-name="T20">Deverá ser visualmente bonito.</text:span></text:span></text:p>
            </text:list-item>
            <text:list-item>
              <text:p text:style-name="P35"><text:span text:style-name="Ênfase_20_Sutil"><text:span text:style-name="T20">Deverá estar de acordo com os </text:span></text:span><text:span text:style-name="Ênfase_20_Sutil"><text:span text:style-name="T22">requisitos</text:span></text:span><text:span text:style-name="Ênfase_20_Sutil"><text:span text:style-name="T20"> do projeto.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next-style-name="Standard" style:class="text">
      <style:text-properties fo:color="#0000ff" fo:font-style="italic" style:font-style-asian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loext:contextual-spacing="false" fo:padding-left="0.141cm" fo:padding-right="0.141cm" fo:padding-top="0.035cm" fo:padding-bottom="0.035cm" fo:border="0.51pt solid #000000" style:shadow="#000000 0.028cm 0.028cm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028cm 0.028cm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umerada" style:family="paragraph" style:parent-style-name="Standard" style:list-style-name="WW8Num1"/>
    <style:style style:name="Com_20_marcadores" style:display-name="Com marcadores" style:family="paragraph" style:parent-style-name="Standard" style:list-style-name="WW8Num2">
      <style:text-properties style:font-weight-complex="bold"/>
    </style:style>
    <style:style style:name="Footer" style:family="paragraph" style:parent-style-name="Standard" style:class="extra">
      <style:paragraph-properties fo:margin-top="0.106cm" fo:margin-bottom="0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9.313cm" fo:margin-bottom="0.106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versao" style:family="paragraph" style:parent-style-name="titulo" style:next-style-name="Standard">
      <style:paragraph-properties fo:margin-top="0cm" fo:margin-bottom="0cm" loext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start" style:justify-single-word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pt" fo:country="BR" fo:font-weight="bold" style:font-size-asian="10pt" style:language-asian="pt" style:country-asian="BR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0.078cm" style:auto-text-indent="false">
        <style:tab-stops>
          <style:tab-stop style:position="1.693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.117cm"/>
          <style:tab-stop style:position="15.981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destaque_20_3" style:display-name="destaque 3" style:family="paragraph" style:parent-style-name="destaque_20_2" style:default-outline-level="6" style:list-style-name="">
      <style:paragraph-properties fo:margin-top="0.212cm" fo:margin-bottom="0.106cm" loext:contextual-spacing="false"/>
      <style:text-properties fo:font-style="normal" style:font-style-asian="normal"/>
    </style:style>
    <style:style style:name="conteudo" style:family="paragraph" style:parent-style-name="Standard">
      <style:paragraph-properties fo:margin-top="0.635cm" fo:margin-bottom="0.212cm" loext:contextual-spacing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Corpo_20_de_20_texto_20_2" style:display-name="Corpo de texto 2" style:family="paragraph" style:parent-style-name="Standard">
      <style:text-properties fo:font-style="italic" style:font-style-asian="italic"/>
    </style:style>
    <style:style style:name="Corpo_20_de_20_texto_20_3" style:display-name="Corpo de texto 3" style:family="paragraph" style:parent-style-name="Standard">
      <style:text-properties fo:color="#0000ff"/>
    </style:style>
    <style:style style:name="TituloApresentacao" style:family="paragraph" style:parent-style-name="Standard">
      <style:paragraph-properties fo:margin-top="0.212cm" fo:margin-bottom="0.212cm" loext:contextual-spacing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Titulo1" style:family="paragraph" style:parent-style-name="Heading">
      <style:paragraph-properties fo:text-align="end" style:justify-single-word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TituloApendice" style:family="paragraph" style:parent-style-name="Heading_20_1" style:next-style-name="Standard" style:default-outline-level="" style:list-style-name="WW8Num22"/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/>
    </style:style>
    <style:style style:name="tituloApendice_20_2" style:display-name="tituloApendice 2" style:family="paragraph" style:parent-style-name="Heading_20_2" style:next-style-name="Standard" style:default-outline-level="" style:list-style-name="WW8Num17">
      <style:text-properties fo:font-size="12pt" style:font-size-asian="12pt"/>
    </style:style>
    <style:style style:name="Texto_20_de_20_comentário" style:display-name="Texto de comentário" style:family="paragraph" style:parent-style-name="Standard">
      <style:text-properties fo:font-size="10pt" style:font-size-asian="10pt"/>
    </style:style>
    <style:style style:name="instrucao_20_de_20_preenchimento" style:display-name="instrucao de preenchimento" style:family="paragraph" style:parent-style-name="Standard" style:next-style-name="Standard">
      <style:text-properties fo:color="#0000ff" fo:font-style="italic" style:font-style-asian="italic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loext:contextual-spacing="false" fo:text-align="start" style:justify-single-word="false" fo:text-indent="0cm" style:auto-text-indent="false"/>
      <style:text-properties fo:color="#0000ff"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loext:contextual-spacing="false" fo:line-height="1.129cm" fo:text-align="start" style:justify-single-word="false" fo:keep-together="always" fo:text-indent="0cm" style:auto-text-indent="false" fo:padding-left="0cm" fo:padding-right="0cm" fo:padding-top="1.094cm" fo:padding-bottom="0cm" fo:border-left="none" fo:border-right="none" fo:border-top="6.01pt solid #000000" fo:border-bottom="none" fo:keep-with-next="always">
        <style:tab-stops>
          <style:tab-stop style:position="0cm"/>
        </style:tab-stops>
      </style:paragraph-properties>
      <style:text-properties style:font-name="Arial Black" fo:font-family="'Arial Black'" style:font-family-generic="swiss" style:font-pitch="variable" fo:font-size="32pt" fo:letter-spacing="-0.085cm" fo:font-weight="bold" style:letter-kerning="true" style:font-size-asian="32pt" style:font-weight-asian="bold" style:font-name-complex="Arial Black" style:font-family-complex="'Arial Black'" style:font-family-generic-complex="swiss" style:font-pitch-complex="variable"/>
    </style:style>
    <style:style style:name="Padrão" style:family="paragraph">
      <style:paragraph-properties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rmal_20__2b__20_First_20_line_3a__20__20_1" style:display-name="Normal + First line:  1" style:family="paragraph" style:parent-style-name="Heading_20_3" style:default-outline-level="" style:list-style-name="">
      <style:paragraph-properties fo:margin-left="1.251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Normal_20__2b__20_Left" style:display-name="Normal + Left" style:family="paragraph" style:parent-style-name="Normal_20__2b__20_First_20_line_3a__20__20_1">
      <style:paragraph-properties fo:margin-left="1.27cm" fo:margin-right="0cm" fo:text-indent="1.27cm" style:auto-text-indent="false"/>
      <style:text-properties fo:font-weight="normal" style:font-weight-asian="normal"/>
    </style:style>
    <style:style style:name="Título_20_4_20_-_20_Karine" style:display-name="Título 4 - Karine" style:family="paragraph" style:parent-style-name="Standard">
      <style:paragraph-properties fo:margin-top="0cm" fo:margin-bottom="0cm" loext:contextual-spacing="false" fo:text-align="start" style:justify-single-word="false" fo:orphans="0" fo:widows="0" fo:hyphenation-ladder-count="no-limit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2pt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762cm" style:auto-text-indent="false"/>
    </style:style>
    <style:style style:name="WW-Com_20_marcadores" style:display-name="WW-Com marcadores" style:family="paragraph" style:parent-style-name="Standard" style:list-style-name="WW8Num1">
      <style:paragraph-properties fo:margin-left="0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Tit_5f_2" style:display-name="Tit_2" style:family="paragraph" style:parent-style-name="Heading_20_2" style:default-outline-level="" style:list-style-name="">
      <style:paragraph-properties fo:margin-left="0cm" fo:margin-right="0cm" fo:text-align="start" style:justify-single-word="false" fo:text-indent="0cm" style:auto-text-indent="false"/>
      <style:text-properties fo:font-size="12pt" style:font-size-asian="12pt" style:font-name-complex="Arial" style:font-family-complex="Arial" style:font-family-generic-complex="swiss" style:font-pitch-complex="variable" style:font-size-complex="12pt" style:font-style-complex="italic" style:font-weight-complex="bold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b__20_10_20_pt" style:display-name="Normal + 10 pt" style:family="paragraph" style:parent-style-name="Standard" style:list-style-name="WW8Num7">
      <style:paragraph-properties fo:margin-top="0cm" fo:margin-bottom="0cm" loext:contextual-spacing="false"/>
      <style:text-properties style:font-name-complex="Arial" style:font-family-complex="Arial" style:font-family-generic-complex="swiss" style:font-pitch-complex="variable" style:font-size-complex="12pt"/>
    </style:style>
    <style:style style:name="Decimal_20_Aligned" style:display-name="Decimal Aligned" style:family="paragraph" style:parent-style-name="Standard">
      <style:paragraph-properties fo:margin-top="0cm" fo:margin-bottom="0.353cm" loext:contextual-spacing="false" fo:line-height="115%" fo:text-align="start" style:justify-single-word="false">
        <style:tab-stops>
          <style:tab-stop style:position="0.635cm" style:type="char" style:char=","/>
        </style:tab-stops>
      </style:paragraph-properties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Footnote" style:family="paragraph" style:parent-style-name="Standard" style:class="extra">
      <style:paragraph-properties fo:margin-top="0cm" fo:margin-bottom="0cm" loext:contextual-spacing="false" fo:text-align="start" style:justify-single-word="false"/>
      <style:text-properties style:font-name="Calibri" fo:font-family="Calibri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keep-together="always" fo:text-indent="0cm" style:auto-text-indent="false" fo:padding="0cm" fo:border="none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Citação_20_Intensa" style:display-name="Citação Intensa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fo:font-size="9pt" style:font-size-asian="9pt" style:font-name-complex="StarSymbol1" style:font-family-complex="StarSymbol, 'Arial Unicode MS'" style:font-charset-complex="x-symbol" style:font-size-complex="9pt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>
      <style:text-properties fo:font-size="12pt" fo:font-weight="bold" style:font-size-asian="12pt" style:font-weight-asian="bold" style:font-size-complex="12pt"/>
    </style:style>
    <style:style style:name="WW8Num14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7z2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27z1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40z1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/>
    <style:style style:name="WW8Num44z2" style:family="text">
      <style:text-properties fo:font-style="italic" fo:font-weight="bold" style:font-style-asian="italic" style:font-weight-asian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Help_20_Text" style:display-name="Help Text" style:family="text">
      <style:text-properties fo:color="#ff0000" fo:font-style="italic" style:font-style-asian="italic" text:display="none"/>
    </style:style>
    <style:style style:name="_20_Char_20_Char" style:display-name=" Char Char" style:family="text">
      <style:text-properties style:font-name="Arial" fo:font-family="Arial" style:font-family-generic="swiss" style:font-pitch="variable" fo:font-size="13pt" fo:language="pt" fo:country="BR" fo:font-weight="bold" style:font-size-asian="13pt" style:font-weight-asian="bold" style:font-name-complex="Arial" style:font-family-complex="Arial" style:font-family-generic-complex="swiss" style:font-pitch-complex="variable" style:language-complex="ar" style:country-complex="SA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Máquina_20_de_20_escrever_20_HTML" style:display-name="Máquina de escrever HTML" style:family="text">
      <style:text-properties style:font-name="Arial Unicode MS" fo:font-family="'Arial Unicode MS'" style:font-family-generic="swiss" style:font-pitch="variable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de_20_nota_20_de_20_rodapé_20_Char" style:display-name="Texto de nota de rodapé Char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Ênfase_20_Sutil" style:display-name="Ênfase Sutil" style:family="text">
      <style:text-properties fo:color="#808080" fo:language="pt" fo:country="BR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ize-complex="11pt" style:font-style-complex="italic" style:font-weight-complex="normal"/>
    </style:style>
    <style:style style:name="Citação_20_Intensa_20_Char" style:display-name="Citação Intensa Char" style:family="text">
      <style:text-properties fo:color="#4f81bd" fo:font-size="12pt" fo:font-style="italic" fo:font-weight="bold" style:font-size-asian="12pt" style:font-style-asian="italic" style:font-weight-asian="bold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4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44z0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44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text:style-name="WW8Num44z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44z0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44z0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44z0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44z0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44z0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bullet text:level="2" text:style-name="WW8Num4z0" style:num-suffix="." text:bullet-char="·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  <style:text-properties style:font-name="Symbol"/>
      </text:list-level-style-bullet>
      <text:list-level-style-bullet text:level="3" text:style-name="WW8Num4z0" style:num-suffix="." text:bullet-char="·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ymbol"/>
      </text:list-level-style-bullet>
      <text:list-level-style-bullet text:level="4" text:style-name="WW8Num4z0" style:num-suffix="." text:bullet-char="·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Symbol"/>
      </text:list-level-style-bullet>
      <text:list-level-style-bullet text:level="5" text:style-name="WW8Num4z0" style:num-suffix="." text:bullet-char="·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ymbol"/>
      </text:list-level-style-bullet>
      <text:list-level-style-bullet text:level="6" text:style-name="WW8Num4z0" style:num-suffix="." text:bullet-char="·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ymbol"/>
      </text:list-level-style-bullet>
      <text:list-level-style-bullet text:level="7" text:style-name="WW8Num4z0" style:num-suffix="." text:bullet-char="·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ymbol"/>
      </text:list-level-style-bullet>
      <text:list-level-style-bullet text:level="8" text:style-name="WW8Num4z0" style:num-suffix="." text:bullet-char="·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ymbol"/>
      </text:list-level-style-bullet>
      <text:list-level-style-bullet text:level="9" text:style-name="WW8Num4z0" style:num-suffix="." text:bullet-char="·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0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0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0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0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0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0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0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4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bullet text:level="3" text:style-name="WW8Num14z2" style:num-suffix="." text:bullet-char="">
        <style:list-level-properties text:list-level-position-and-space-mode="label-alignment">
          <style:list-level-label-alignment text:label-followed-by="listtab" fo:text-indent="-0.889cm" fo:margin-left="2.159cm"/>
        </style:list-level-properties>
        <style:text-properties style:font-name="Symbol"/>
      </text:list-level-style-bullet>
      <text:list-level-style-number text:level="4" text:style-name="WW8Num14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4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4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4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4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4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5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WW8Num17z1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text:style-name="WW8Num17z2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text:style-name="WW8Num17z2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text:style-name="WW8Num17z2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text:style-name="WW8Num17z2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text:style-name="WW8Num17z2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text:style-name="WW8Num17z2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text:style-name="WW8Num17z2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)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18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WW8Num18z2" style:num-suffix=")" style:num-format="i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WW8Num18z3" style:num-prefix="(" style:num-suffix=")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WW8Num18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WW8Num18z5" style:num-prefix="(" style:num-suffix=")" style:num-format="i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9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bullet text:level="3" text:style-name="WW8Num19z2" style:num-suffix="." text:bullet-char="">
        <style:list-level-properties text:list-level-position-and-space-mode="label-alignment">
          <style:list-level-label-alignment text:label-followed-by="listtab" fo:text-indent="-0.889cm" fo:margin-left="2.159cm"/>
        </style:list-level-properties>
        <style:text-properties style:font-name="Symbol"/>
      </text:list-level-style-bullet>
      <text:list-level-style-number text:level="4" text:style-name="WW8Num19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9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9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9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9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9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prefix="7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bullet text:level="3" text:style-name="WW8Num25z2" style:num-suffix="." text:bullet-char="">
        <style:list-level-properties text:list-level-position-and-space-mode="label-alignment">
          <style:list-level-label-alignment text:label-followed-by="listtab" fo:text-indent="-0.889cm" fo:margin-left="2.159cm"/>
        </style:list-level-properties>
        <style:text-properties style:font-name="Symbol"/>
      </text:list-level-style-bullet>
      <text:list-level-style-number text:level="4" text:style-name="WW8Num2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text:style-name="WW8Num27z1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text:style-name="WW8Num27z1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683cm"/>
        </style:list-level-properties>
      </text:list-level-style-number>
      <text:list-level-style-number text:level="5" text:style-name="WW8Num27z1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text:style-name="WW8Num27z1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5.461cm"/>
        </style:list-level-properties>
      </text:list-level-style-number>
      <text:list-level-style-number text:level="7" text:style-name="WW8Num27z1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text:style-name="WW8Num27z1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7.239cm"/>
        </style:list-level-properties>
      </text:list-level-style-number>
      <text:list-level-style-number text:level="9" text:style-name="WW8Num27z1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8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8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8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8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8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28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8z7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28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text:style-name="WW8Num3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text:style-name="WW8Num3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text:style-name="WW8Num3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text:style-name="WW8Num3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text:style-name="WW8Num3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text:style-name="WW8Num3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text:style-name="WW8Num3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2z0" style:num-prefix="4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2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2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2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2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2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2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2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)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8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8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8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8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8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8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8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8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Wingdings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2.171cm" fo:text-indent="-0.635cm" fo:margin-left="12.1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0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0z1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40z1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40z1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0z1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40z1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0z1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40z1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4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4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4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4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4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4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4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text:style-name="WW8Num4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4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4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44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4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4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4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4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4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7.399cm" fo:margin-left="-0.199cm" table:align="left" style:writing-mode="lr-tb"/>
    </style:style>
    <style:style style:name="Tabela3.A" style:family="table-column">
      <style:table-column-properties style:column-width="5.179cm"/>
    </style:style>
    <style:style style:name="Tabela3.B" style:family="table-column">
      <style:table-column-properties style:column-width="3.261cm"/>
    </style:style>
    <style:style style:name="Tabela3.C" style:family="table-column">
      <style:table-column-properties style:column-width="2.833cm"/>
    </style:style>
    <style:style style:name="Tabela3.D" style:family="table-column">
      <style:table-column-properties style:column-width="3.126cm"/>
    </style:style>
    <style:style style:name="Tabela3.E" style:family="table-column">
      <style:table-column-properties style:column-width="3cm"/>
    </style:style>
    <style:style style:name="Tabela3.1" style:family="table-row">
      <style:table-row-properties style:min-row-height="0.041cm" fo:keep-together="always"/>
    </style:style>
    <style:style style:name="Tabela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top" fo:background-color="#24406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B2" style:family="table-cell">
      <style:table-cell-properties style:vertical-align="top" fo:background-color="#244061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C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3" style:family="table-row">
      <style:table-row-properties style:min-row-height="0.46cm" fo:keep-together="always"/>
    </style:style>
    <style:style style:name="Tabela3.C3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E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5" style:family="table-row">
      <style:table-row-properties fo:keep-together="auto"/>
    </style:style>
    <style:style style:name="Tabela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6" style:family="table-row">
      <style:table-row-properties fo:keep-together="auto"/>
    </style:style>
    <style:style style:name="Tabela3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margin-left="0cm" fo:margin-right="0.058cm" fo:text-align="center" style:justify-single-word="false" fo:text-indent="0cm" style:auto-text-indent="false">
        <style:tab-stops>
          <style:tab-stop style:position="3.81cm"/>
          <style:tab-stop style:position="7.325cm" style:type="center"/>
          <style:tab-stop style:position="14.651cm" style:type="right"/>
        </style:tab-stops>
      </style:paragraph-properties>
      <style:text-properties fo:color="#666666" style:font-name="Calibri" fo:font-size="8pt" fo:font-weight="bold" officeooo:rsid="000c9199" officeooo:paragraph-rsid="000c9199" style:font-size-asian="8pt" style:font-weight-asian="bold" style:font-name-complex="Arial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14pt" fo:font-weight="bold" style:font-size-asian="14pt" style:font-weight-asian="bold" style:font-name-complex="Calibri" style:font-size-complex="14pt"/>
    </style:style>
    <style:style style:name="MP3" style:family="paragraph" style:parent-style-name="Header">
      <style:paragraph-properties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size="8pt" fo:font-weight="bold" style:font-size-asian="8pt" style:font-weight-asian="bold" style:font-name-complex="Calibri" style:font-size-complex="8pt"/>
    </style:style>
    <style:style style:name="MP4" style:family="paragraph" style:parent-style-name="Header">
      <style:paragraph-properties style:snap-to-layout-grid="false"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weight="bold" style:font-weight-asian="bold" style:font-name-complex="Calibri"/>
    </style:style>
    <style:style style:name="MP5" style:family="paragraph" style:parent-style-name="Header">
      <style:text-properties style:font-name="Calibri" fo:font-size="8pt" fo:font-weight="bold" style:font-size-asian="8pt" style:font-weight-asian="bold" style:font-name-complex="Calibri" style:font-size-complex="8pt"/>
    </style:style>
    <style:style style:name="MP6" style:family="paragraph" style:parent-style-name="Header">
      <style:text-properties style:font-name="Calibri" style:font-name-complex="Calibri"/>
    </style:style>
    <style:style style:name="MP7" style:family="paragraph" style:parent-style-name="Header">
      <style:text-properties style:font-name="Calibri" fo:font-size="8pt" fo:font-weight="bold" style:font-size-asian="8pt" style:font-weight-asian="bold" style:font-name-complex="Arial" style:font-size-complex="8pt"/>
    </style:style>
    <style:style style:name="MP8" style:family="paragraph" style:parent-style-name="Header">
      <style:paragraph-properties style:snap-to-layout-grid="false"/>
      <style:text-properties style:font-name="Calibri" fo:font-weight="bold" officeooo:paragraph-rsid="002b5a18" style:font-weight-asian="bold" style:font-name-complex="Arial"/>
    </style:style>
    <style:style style:name="MP9" style:family="paragraph" style:parent-style-name="Header">
      <style:text-properties style:font-name="Calibri" fo:font-weight="bold" style:font-weight-asian="bold" style:font-name-complex="Arial"/>
    </style:style>
    <style:style style:name="MP10" style:family="paragraph" style:parent-style-name="Header">
      <style:paragraph-properties style:snap-to-layout-grid="false"/>
      <style:text-properties style:font-name="Calibri" fo:font-weight="bold" officeooo:paragraph-rsid="000c9199" style:font-weight-asian="bold" style:font-name-complex="Arial"/>
    </style:style>
    <style:style style:name="MP11" style:family="paragraph" style:parent-style-name="Header">
      <style:paragraph-properties fo:margin-top="0.106cm" fo:margin-bottom="0cm" loext:contextual-spacing="false"/>
    </style:style>
    <style:style style:name="MT1" style:family="text">
      <style:text-properties style:font-name="Calibri" style:font-name-complex="Calibri"/>
    </style:style>
    <style:style style:name="MT2" style:family="text">
      <style:text-properties style:font-name="Calibri" officeooo:rsid="0029b14f" style:font-name-complex="Calibri"/>
    </style:style>
    <style:style style:name="MT3" style:family="text">
      <style:text-properties style:font-name="Calibri" fo:font-size="8pt" fo:font-weight="bold" style:font-size-asian="8pt" style:font-weight-asian="bold" style:font-name-complex="Calibri" style:font-size-complex="8pt"/>
    </style:style>
    <style:style style:name="MT4" style:family="text">
      <style:text-properties style:font-name="Calibri" officeooo:rsid="00412227" style:font-name-complex="Calibri"/>
    </style:style>
    <style:style style:name="MT5" style:family="text">
      <style:text-properties style:font-name="Calibri" fo:font-weight="bold" style:font-weight-asian="bold" style:font-name-complex="Arial"/>
    </style:style>
    <style:style style:name="MT6" style:family="text">
      <style:text-properties style:font-name="Calibri" fo:font-weight="bold" officeooo:rsid="000c9199" style:font-weight-asian="bold" style:font-name-complex="Arial"/>
    </style:style>
    <style:style style:name="MT7" style:family="text">
      <style:text-properties officeooo:rsid="002b5a18" style:font-name-complex="Calibri"/>
    </style:style>
    <style:style style:name="MT8" style:family="text">
      <style:text-properties officeooo:rsid="000c9199" style:font-name-complex="Calibri"/>
    </style:style>
    <style:style style:name="MT9" style:family="text">
      <style:text-properties style:font-name="Calibri" style:font-name-complex="Arial"/>
    </style:style>
    <style:page-layout style:name="Mpm1">
      <style:page-layout-properties fo:page-width="21.001cm" fo:page-height="29.7cm" style:num-format="1" style:print-orientation="portrait" fo:margin-top="1.199cm" fo:margin-bottom="2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91cm" fo:margin-left="0cm" fo:margin-right="0cm" fo:margin-bottom="0.792cm" style:shadow="none" fo:background-color="transparent" style:dynamic-spacing="true" draw:fill="none" draw:fill-color="#ffffff" draw:opacity="100%"/>
      </style:header-style>
      <style:footer-style/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row table:style-name="Tabela3.1">
            <table:table-cell table:style-name="Tabela3.A1" table:number-rows-spanned="4" office:value-type="string">
              <text:p text:style-name="MP1">*</text:p>
            </table:table-cell>
            <table:table-cell table:style-name="Tabela3.B1" table:number-columns-spanned="4" office:value-type="string">
              <text:p text:style-name="MP2">Projeto</text:p>
            </table:table-cell>
            <table:covered-table-cell/>
            <table:covered-table-cell/>
            <table:covered-table-cell/>
          </table:table-row>
          <table:table-row table:style-name="Tabela3.1">
            <table:covered-table-cell/>
            <table:table-cell table:style-name="Tabela3.B2" office:value-type="string">
              <text:p text:style-name="MP3">Projeto:</text:p>
            </table:table-cell>
            <table:table-cell table:style-name="Tabela3.C2" table:number-columns-spanned="3" office:value-type="string">
              <text:p text:style-name="MP4"/>
            </table:table-cell>
            <table:covered-table-cell/>
            <table:covered-table-cell/>
          </table:table-row>
          <table:table-row table:style-name="Tabela3.3">
            <table:covered-table-cell/>
            <table:table-cell table:style-name="Tabela3.B2" office:value-type="string">
              <text:p text:style-name="MP5">Versão Modelo:</text:p>
            </table:table-cell>
            <table:table-cell table:style-name="Tabela3.C3" office:value-type="string">
              <text:p text:style-name="MP6">1.0</text:p>
            </table:table-cell>
            <table:table-cell table:style-name="Tabela3.B2" office:value-type="string">
              <text:p text:style-name="MP5">Folha:</text:p>
            </table:table-cell>
            <table:table-cell table:style-name="Tabela3.C2" office:value-type="string">
              <text:p text:style-name="Header"><text:span text:style-name="Page_20_Number"><text:span text:style-name="MT1"><text:page-number text:select-page="current">6</text:page-number></text:span></text:span><text:span text:style-name="MT1">/</text:span><text:span text:style-name="Page_20_Number"><text:span text:style-name="MT1"><text:page-count style:num-format="1">6</text:page-count></text:span></text:span></text:p>
            </table:table-cell>
          </table:table-row>
          <table:table-row table:style-name="Tabela3.1">
            <table:covered-table-cell/>
            <table:table-cell table:style-name="Tabela3.B2" office:value-type="string">
              <text:p text:style-name="MP7">Data Criação:</text:p>
            </table:table-cell>
            <table:table-cell table:style-name="Tabela3.C4" office:value-type="string">
              <text:p text:style-name="Header"><text:span text:style-name="Page_20_Number"><text:span text:style-name="MT2">02/04</text:span></text:span><text:span text:style-name="Page_20_Number"><text:span text:style-name="MT1">/201</text:span></text:span><text:span text:style-name="Page_20_Number"><text:span text:style-name="MT2">6</text:span></text:span></text:p>
            </table:table-cell>
            <table:table-cell table:style-name="Tabela3.B2" office:value-type="string">
              <text:p text:style-name="Header"><text:span text:style-name="Page_20_Number"><text:span text:style-name="MT3">Ult. Alteração:</text:span></text:span></text:p>
            </table:table-cell>
            <table:table-cell table:style-name="Tabela3.E4" office:value-type="string">
              <text:p text:style-name="Header"><text:span text:style-name="Page_20_Number"><text:span text:style-name="MT4">09/</text:span></text:span><text:span text:style-name="Page_20_Number"><text:span text:style-name="MT2">04/</text:span></text:span><text:span text:style-name="Page_20_Number"><text:span text:style-name="MT1">201</text:span></text:span><text:span text:style-name="Page_20_Number"><text:span text:style-name="MT2">6</text:span></text:span></text:p>
            </table:table-cell>
          </table:table-row>
          <table:table-row table:style-name="Tabela3.5">
            <table:table-cell table:style-name="Tabela3.B2" office:value-type="string">
              <text:p text:style-name="Header"><text:span text:style-name="MT5">Autor</text:span><text:span text:style-name="MT6">es</text:span><text:span text:style-name="MT5"> do Documento:</text:span></text:p>
            </table:table-cell>
            <table:table-cell table:style-name="Tabela3.B5" table:number-columns-spanned="4" office:value-type="string">
              <text:p text:style-name="MP8"><text:span text:style-name="Page_20_Number"><text:span text:style-name="MT7">Matheus Portolan, Erich Mantai, Willian Marques</text:span></text:span></text:p>
            </table:table-cell>
            <table:covered-table-cell/>
            <table:covered-table-cell/>
            <table:covered-table-cell/>
          </table:table-row>
          <table:table-row table:style-name="Tabela3.6">
            <table:table-cell table:style-name="Tabela3.B2" office:value-type="string">
              <text:p text:style-name="MP9">Gerente do Projeto:</text:p>
            </table:table-cell>
            <table:table-cell table:style-name="Tabela3.B6" table:number-columns-spanned="4" office:value-type="string">
              <text:p text:style-name="MP10"><text:span text:style-name="Page_20_Number"><text:span text:style-name="MT8">Willian Marques Freire</text:span></text:span></text:p>
            </table:table-cell>
            <table:covered-table-cell/>
            <table:covered-table-cell/>
            <table:covered-table-cell/>
          </table:table-row>
        </table:table>
        <text:p text:style-name="MP11"><text:span text:style-name="Page_20_Number"><text:span text:style-name="MT9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enciamento de Projeto</dc:title>
    <dc:subject>Suprimento - Fase 2</dc:subject>
    <meta:initial-creator>Cleilton Conte</meta:initial-creator>
    <meta:creation-date>2014-09-05T20:04:00</meta:creation-date>
    <dc:date>2016-04-09T11:50:10.188442786</dc:date>
    <meta:print-date>2011-06-18T10:48:00</meta:print-date>
    <meta:editing-cycles>52</meta:editing-cycles>
    <meta:editing-duration>PT2H9M9S</meta:editing-duration>
    <meta:generator>LibreOffice/5.0.5.2$Linux_X86_64 LibreOffice_project/00m0$Build-2</meta:generator>
    <meta:document-statistic meta:table-count="1" meta:image-count="0" meta:object-count="0" meta:page-count="6" meta:paragraph-count="89" meta:word-count="1104" meta:character-count="7048" meta:non-whitespace-character-count="6069"/>
  </office:meta>
</office:document-meta>
</file>